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e84486"/>
    </style:style>
    <style:style style:name="P11" style:family="paragraph" style:parent-style-name="Frame_20_contents">
      <style:paragraph-properties fo:text-align="start" style:justify-single-word="false"/>
      <style:text-properties officeooo:rsid="0015dcaa" officeooo:paragraph-rsid="012346c5"/>
    </style:style>
    <style:style style:name="P12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3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4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5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6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17" style:family="paragraph" style:parent-style-name="Standard">
      <style:paragraph-properties fo:text-align="start" style:justify-single-word="false"/>
      <style:text-properties officeooo:rsid="001c2ba6" officeooo:paragraph-rsid="00d45ea4"/>
    </style:style>
    <style:style style:name="P18" style:family="paragraph" style:parent-style-name="Standard">
      <style:paragraph-properties fo:text-align="start" style:justify-single-word="false"/>
      <style:text-properties officeooo:rsid="001c2ba6" officeooo:paragraph-rsid="00ffffd2"/>
    </style:style>
    <style:style style:name="P19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20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18e0f" officeooo:paragraph-rsid="013cc27b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12346c5" officeooo:paragraph-rsid="012346c5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P27" style:family="paragraph" style:parent-style-name="Frame_20_contents">
      <style:paragraph-properties fo:text-align="start" style:justify-single-word="false"/>
      <style:text-properties officeooo:rsid="0015dcaa" officeooo:paragraph-rsid="00e84486"/>
    </style:style>
    <style:style style:name="P28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0f9704"/>
    </style:style>
    <style:style style:name="T5" style:family="text">
      <style:text-properties officeooo:rsid="00265e5d"/>
    </style:style>
    <style:style style:name="T6" style:family="text">
      <style:text-properties officeooo:rsid="0010189e"/>
    </style:style>
    <style:style style:name="T7" style:family="text">
      <style:text-properties officeooo:rsid="0027c45d"/>
    </style:style>
    <style:style style:name="T8" style:family="text">
      <style:text-properties officeooo:rsid="002d2681"/>
    </style:style>
    <style:style style:name="T9" style:family="text">
      <style:text-properties officeooo:rsid="00e2647f"/>
    </style:style>
    <style:style style:name="T10" style:family="text">
      <style:text-properties officeooo:rsid="0110ef15"/>
    </style:style>
    <style:style style:name="T11" style:family="text">
      <style:text-properties officeooo:rsid="011247ba"/>
    </style:style>
    <style:style style:name="T12" style:family="text">
      <style:text-properties officeooo:rsid="0112ac8d"/>
    </style:style>
    <style:style style:name="T13" style:family="text">
      <style:text-properties officeooo:rsid="0118d46b"/>
    </style:style>
    <style:style style:name="T14" style:family="text">
      <style:text-properties officeooo:rsid="01192e30"/>
    </style:style>
    <style:style style:name="T15" style:family="text">
      <style:text-properties officeooo:rsid="012346c5"/>
    </style:style>
    <style:style style:name="T16" style:family="text">
      <style:text-properties officeooo:rsid="0125d26b"/>
    </style:style>
    <style:style style:name="T17" style:family="text">
      <style:text-properties officeooo:rsid="0125ea4e"/>
    </style:style>
    <style:style style:name="T18" style:family="text">
      <style:text-properties officeooo:rsid="01299739"/>
    </style:style>
    <style:style style:name="T19" style:family="text">
      <style:text-properties officeooo:rsid="012a6939"/>
    </style:style>
    <style:style style:name="T20" style:family="text">
      <style:text-properties officeooo:rsid="012c0c25"/>
    </style:style>
    <style:style style:name="T21" style:family="text">
      <style:text-properties officeooo:rsid="0131121a"/>
    </style:style>
    <style:style style:name="T22" style:family="text">
      <style:text-properties officeooo:rsid="0131c704"/>
    </style:style>
    <style:style style:name="T23" style:family="text">
      <style:text-properties officeooo:rsid="0133c010"/>
    </style:style>
    <style:style style:name="T24" style:family="text">
      <style:text-properties officeooo:rsid="0134b8d3"/>
    </style:style>
    <style:style style:name="T25" style:family="text">
      <style:text-properties officeooo:rsid="0134e8ff"/>
    </style:style>
    <style:style style:name="T26" style:family="text">
      <style:text-properties officeooo:rsid="0138f71c"/>
    </style:style>
    <style:style style:name="T27" style:family="text">
      <style:text-properties officeooo:rsid="013a30b6"/>
    </style:style>
    <style:style style:name="T28" style:family="text">
      <style:text-properties officeooo:rsid="013b24ca"/>
    </style:style>
    <style:style style:name="T29" style:family="text">
      <style:text-properties officeooo:rsid="013e4f36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la <text:span text:style-name="T28">quinceava</text:span> reunión del TFG</text:p>
      <text:p text:style-name="P19"/>
      <text:p text:style-name="P19"><text:span text:style-name="T2">Orden</text:span> del día:</text:p>
      <text:list xml:id="list2262263951" text:style-name="L1">
        <text:list-item>
          <text:p text:style-name="P22">Comprobación del progreso de la <text:span text:style-name="T27">catorceava </text:span>iteración.</text:p>
        </text:list-item>
        <text:list-item>
          <text:p text:style-name="P23">Definición de la <text:span text:style-name="T26">quinceava </text:span>iteración.</text:p>
        </text:list-item>
        <text:list-item>
          <text:p text:style-name="P24">Análisis de las actividades, riesgos y aspectos pertinentes de la <text:span text:style-name="T26">quinceava</text:span> iteración.</text:p>
        </text:list-item>
        <text:list-item>
          <text:p text:style-name="P25">Concertar cita con el profesor para ver el estado del proyecto</text:p>
        </text:list-item>
        <text:list-item>
          <text:p text:style-name="P26">Acciones a realizar.</text:p>
        </text:list-item>
        <text:list-item>
          <text:p text:style-name="P26">Ruegos y preguntas.</text:p>
        </text:list-item>
        <text:list-item>
          <text:p text:style-name="P26">Acuerdo de la realización de la próxima reunión.</text:p>
        </text:list-item>
      </text:list>
      <text:p text:style-name="P16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.</text:p>
          </table:table-cell>
          <table:table-cell table:style-name="ControlDeVersiones.C2" office:value-type="string">
            <text:p text:style-name="P2"><text:span text:style-name="T29">28</text:span>/<text:span text:style-name="T9">01</text:span>/201<text:span text:style-name="T9">8</text:span></text:p>
          </table:table-cell>
        </table:table-row>
      </table:table>
      <text:p text:style-name="P16"/>
      <text:p text:style-name="P21"><draw:frame draw:style-name="fr1" draw:name="Frame5" text:anchor-type="as-char" svg:width="17.59cm" style:rel-width="100%" draw:z-index="1"><draw:text-box fo:min-height="0.499cm"><text:p text:style-name="P5">Título: <text:span text:style-name="T4">Comprobación del progreso de la catorceava iteración.</text:span></text:p><text:p text:style-name="P4">Descripción: <text:span text:style-name="T5">¿Se han completado los requisitos? ¿Funciona? ¿Se puede decir que se ha terminado?</text:span></text:p><text:p text:style-name="P4">Resolución: </text:p></draw:text-box></draw:frame></text:p>
      <text:p text:style-name="P17"><draw:frame draw:style-name="fr1" draw:name="Frame6" text:anchor-type="as-char" svg:width="17.59cm" style:rel-width="100%" draw:z-index="2"><draw:text-box fo:min-height="0.499cm"><text:p text:style-name="P6">Título: <text:span text:style-name="T6">Definición de la quinceava iteración.</text:span></text:p><text:p text:style-name="P4">Descripción: <text:span text:style-name="T7">Pensar en objetivos, actividades y acciones a realizar</text:span></text:p><text:p text:style-name="P4">Resolución: </text:p></draw:text-box></draw:frame></text:p>
      <text:p text:style-name="P18"><draw:frame draw:style-name="fr1" draw:name="Frame1" text:anchor-type="as-char" svg:width="17.59cm" style:rel-width="100%" draw:z-index="3"><draw:text-box fo:min-height="0.499cm"><text:p text:style-name="P12">Identificado<text:span text:style-name="T3">r:15A-001</text:span></text:p><text:p text:style-name="P10">Título: </text:p><text:p text:style-name="P4">Descripción: </text:p><text:p text:style-name="P13">Duración: </text:p><text:p text:style-name="P14">Subactividades: </text:p><text:p text:style-name="P15">Riesgos asociados: </text:p></draw:text-box></draw:frame></text:p>
      <text:p text:style-name="P18"><text:span text:style-name="T15"><draw:frame draw:style-name="fr1" draw:name="Frame3" text:anchor-type="as-char" svg:width="17.59cm" style:rel-width="100%" draw:z-index="6"><draw:text-box fo:min-height="0.499cm"><text:p text:style-name="P11">Título: <text:span text:style-name="T15">Concertar cita con el profesor para ver el estado del proyecto</text:span></text:p><text:p text:style-name="P4">Descripción: <text:span text:style-name="T15">¿Cuándo se tiene libre para tener una reunión con el profesor sobre el estado del proyecto?</text:span></text:p><text:p text:style-name="P9">Resolución: </text:p></draw:text-box></draw:frame></text:span></text:p>
      <text:p text:style-name="P18"><draw:frame draw:style-name="fr1" draw:name="Frame9" text:anchor-type="as-char" svg:width="17.59cm" style:rel-width="100%" draw:z-index="4"><draw:text-box fo:min-height="0.499cm"><text:p text:style-name="P7">Título:<text:span text:style-name="T1">Acciones a realizar.</text:span></text:p><text:p text:style-name="P4">Descripción: </text:p><text:p text:style-name="P9">Resolución: </text:p></draw:text-box></draw:frame></text:p>
      <text:p text:style-name="P16"><draw:frame draw:style-name="fr1" draw:name="Frame10" text:anchor-type="as-char" svg:width="17.59cm" style:rel-width="100%" draw:z-index="5"><draw:text-box fo:min-height="0.499cm"><text:p text:style-name="P8">Título:<text:span text:style-name="T1">Ruegos y preguntas.</text:span></text:p><text:p text:style-name="P4">Descripción:</text:p><text:p text:style-name="P4">Resolución:</text:p></draw:text-box></draw:frame></text:p>
      <text:p text:style-name="P16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8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8-01-28T12:20:22.533287083</dc:date>
    <meta:editing-duration>PT6H36M1S</meta:editing-duration>
    <meta:editing-cycles>289</meta:editing-cycles>
    <meta:generator>LibreOffice/5.3.7.2.0$Linux_X86_64 LibreOffice_project/30m0$Build-2</meta:generator>
    <meta:document-statistic meta:table-count="1" meta:image-count="0" meta:object-count="0" meta:page-count="3" meta:paragraph-count="46" meta:word-count="181" meta:character-count="1243" meta:non-whitespace-character-count="1098"/>
  </office:meta>
</office:document-meta>
</file>